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8" style:family="table-cell" style:parent-style-name="Default" style:data-style-name="N10036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uc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altitude</text:p>
          </table:table-cell>
          <table:table-cell table:style-name="ce4" office:value-type="string" calcext:value-type="string">
            <text:p>destination</text:p>
          </table:table-cell>
          <table:table-cell table:style-name="ce4" table:number-columns-repeated="1017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Apollo 7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8-10-11" calcext:value-type="date">
            <text:p>11/10/1968</text:p>
          </table:table-cell>
          <table:table-cell table:style-name="ce8" office:value-type="date" office:date-value="1968-10-22" calcext:value-type="date">
            <text:p>22/10/1968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E2]-[.D2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Apollo 8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8-12-21" calcext:value-type="date">
            <text:p>21/12/1968</text:p>
          </table:table-cell>
          <table:table-cell table:style-name="ce8" office:value-type="date" office:date-value="1968-12-27" calcext:value-type="date">
            <text:p>27/12/1968</text:p>
          </table:table-cell>
          <table:table-cell/>
          <table:table-cell office:value-type="string" calcext:value-type="string">
            <text:p>Moon</text:p>
          </table:table-cell>
          <table:table-cell table:formula="of:=[.E3]-[.D3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9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3-03" calcext:value-type="date">
            <text:p>03/03/1969</text:p>
          </table:table-cell>
          <table:table-cell table:style-name="ce8" office:value-type="date" office:date-value="1969-03-13" calcext:value-type="date">
            <text:p>13/03/1969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E4]-[.D4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0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5-18" calcext:value-type="date">
            <text:p>18/05/1969</text:p>
          </table:table-cell>
          <table:table-cell table:style-name="ce8" office:value-type="date" office:date-value="1969-05-26" calcext:value-type="date">
            <text:p>26/05/1969</text:p>
          </table:table-cell>
          <table:table-cell/>
          <table:table-cell office:value-type="string" calcext:value-type="string">
            <text:p>Moon</text:p>
          </table:table-cell>
          <table:table-cell table:formula="of:=[.E5]-[.D5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1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7-16" calcext:value-type="date">
            <text:p>16/07/1969</text:p>
          </table:table-cell>
          <table:table-cell table:style-name="ce8" office:value-type="date" office:date-value="1969-07-24" calcext:value-type="date">
            <text:p>24/07/1969</text:p>
          </table:table-cell>
          <table:table-cell/>
          <table:table-cell office:value-type="string" calcext:value-type="string">
            <text:p>Moon</text:p>
          </table:table-cell>
          <table:table-cell table:formula="of:=[.E6]-[.D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2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11-14" calcext:value-type="date">
            <text:p>14/11/1969</text:p>
          </table:table-cell>
          <table:table-cell table:style-name="ce8" office:value-type="date" office:date-value="1969-11-24" calcext:value-type="date">
            <text:p>24/11/1969</text:p>
          </table:table-cell>
          <table:table-cell/>
          <table:table-cell office:value-type="string" calcext:value-type="string">
            <text:p>Moon</text:p>
          </table:table-cell>
          <table:table-cell table:formula="of:=[.E7]-[.D7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70" calcext:value-type="float">
            <text:p>1970</text:p>
          </table:table-cell>
          <table:table-cell office:value-type="string" calcext:value-type="string">
            <text:p>Apollo 13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0-04-11" calcext:value-type="date">
            <text:p>11/04/1970</text:p>
          </table:table-cell>
          <table:table-cell table:style-name="ce8" office:value-type="date" office:date-value="1970-04-17" calcext:value-type="date">
            <text:p>17/04/1970</text:p>
          </table:table-cell>
          <table:table-cell/>
          <table:table-cell office:value-type="string" calcext:value-type="string">
            <text:p>Moon</text:p>
          </table:table-cell>
          <table:table-cell table:formula="of:=[.E8]-[.D8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Apollo 14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1-01-31" calcext:value-type="date">
            <text:p>31/01/1971</text:p>
          </table:table-cell>
          <table:table-cell table:style-name="ce8" office:value-type="date" office:date-value="1971-02-09" calcext:value-type="date">
            <text:p>09/02/1971</text:p>
          </table:table-cell>
          <table:table-cell/>
          <table:table-cell office:value-type="string" calcext:value-type="string">
            <text:p>Moon</text:p>
          </table:table-cell>
          <table:table-cell table:formula="of:=[.E9]-[.D9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Apollo 15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1-07-26" calcext:value-type="date">
            <text:p>26/07/1971</text:p>
          </table:table-cell>
          <table:table-cell table:style-name="ce8" office:value-type="date" office:date-value="1971-08-07" calcext:value-type="date">
            <text:p>07/08/1971</text:p>
          </table:table-cell>
          <table:table-cell/>
          <table:table-cell office:value-type="string" calcext:value-type="string">
            <text:p>Moon</text:p>
          </table:table-cell>
          <table:table-cell table:formula="of:=[.E10]-[.D10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office:value-type="string" calcext:value-type="string">
            <text:p>Apollo 16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2-04-16" calcext:value-type="date">
            <text:p>16/04/1972</text:p>
          </table:table-cell>
          <table:table-cell table:style-name="ce8" office:value-type="date" office:date-value="1972-04-27" calcext:value-type="date">
            <text:p>27/04/1972</text:p>
          </table:table-cell>
          <table:table-cell/>
          <table:table-cell office:value-type="string" calcext:value-type="string">
            <text:p>Moon</text:p>
          </table:table-cell>
          <table:table-cell table:formula="of:=[.E11]-[.D11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office:value-type="string" calcext:value-type="string">
            <text:p>Apollo 17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2-12-07" calcext:value-type="date">
            <text:p>07/12/1972</text:p>
          </table:table-cell>
          <table:table-cell table:style-name="ce8" office:value-type="date" office:date-value="1972-12-19" calcext:value-type="date">
            <text:p>19/12/1972</text:p>
          </table:table-cell>
          <table:table-cell/>
          <table:table-cell office:value-type="string" calcext:value-type="string">
            <text:p>Moon</text:p>
          </table:table-cell>
          <table:table-cell table:formula="of:=[.E12]-[.D12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Apollo - Soyuz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5-07-15" calcext:value-type="date">
            <text:p>15/07/1975</text:p>
          </table:table-cell>
          <table:table-cell table:style-name="ce8" office:value-type="date" office:date-value="1975-07-24" calcext:value-type="date">
            <text:p>24/07/19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oyuz</text:p>
          </table:table-cell>
          <table:table-cell table:formula="of:=[.E13]-[.D13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Crew Dragon Demo-2</text:p>
          </table:table-cell>
          <table:table-cell office:value-type="string" calcext:value-type="string">
            <text:p>Dragon</text:p>
          </table:table-cell>
          <table:table-cell table:style-name="ce8" office:value-type="date" office:date-value="2020-05-30" calcext:value-type="date">
            <text:p>30/05/2020</text:p>
          </table:table-cell>
          <table:table-cell table:style-name="ce8" office:value-type="date" office:date-value="2020-08-02" calcext:value-type="date">
            <text:p>02/08/2020</text:p>
          </table:table-cell>
          <table:table-cell/>
          <table:table-cell office:value-type="string" calcext:value-type="string">
            <text:p>ISS</text:p>
          </table:table-cell>
          <table:table-cell table:formula="of:=[.E14]-[.D14]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paceX Crew-1</text:p>
          </table:table-cell>
          <table:table-cell office:value-type="string" calcext:value-type="string">
            <text:p>Dragon</text:p>
          </table:table-cell>
          <table:table-cell table:style-name="ce8" office:value-type="date" office:date-value="2020-11-16" calcext:value-type="date">
            <text:p>16/11/2020</text:p>
          </table:table-cell>
          <table:table-cell table:style-name="ce8"/>
          <table:table-cell/>
          <table:table-cell office:value-type="string" calcext:value-type="string">
            <text:p>ISS</text:p>
          </table:table-cell>
          <table:table-cell table:formula="of:=[.E15]-[.D15]" office:value-type="float" office:value="-44151" calcext:value-type="float">
            <text:p>-44151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3</text:p>
          </table:table-cell>
          <table:table-cell office:value-type="string" calcext:value-type="string">
            <text:p>Gemini</text:p>
          </table:table-cell>
          <table:table-cell table:number-columns-repeated="2" table:style-name="ce8" office:value-type="date" office:date-value="1965-03-23" calcext:value-type="date">
            <text:p>23/03/196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E16]-[.D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4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06-03" calcext:value-type="date">
            <text:p>03/06/1965</text:p>
          </table:table-cell>
          <table:table-cell table:style-name="ce8" office:value-type="date" office:date-value="1965-06-07" calcext:value-type="date">
            <text:p>07/06/1965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E17]-[.D17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5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08-21" calcext:value-type="date">
            <text:p>21/08/1965</text:p>
          </table:table-cell>
          <table:table-cell table:style-name="ce8" office:value-type="date" office:date-value="1965-08-29" calcext:value-type="date">
            <text:p>29/08/1965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E18]-[.D18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6A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12-15" calcext:value-type="date">
            <text:p>15/12/1965</text:p>
          </table:table-cell>
          <table:table-cell table:style-name="ce8" office:value-type="date" office:date-value="1965-12-16" calcext:value-type="date">
            <text:p>16/12/196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E19]-[.D1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7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12-04" calcext:value-type="date">
            <text:p>04/12/1965</text:p>
          </table:table-cell>
          <table:table-cell table:style-name="ce8" office:value-type="date" office:date-value="1965-12-18" calcext:value-type="date">
            <text:p>18/12/196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E20]-[.D20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8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3-16" calcext:value-type="date">
            <text:p>16/03/1966</text:p>
          </table:table-cell>
          <table:table-cell table:style-name="ce8" office:value-type="date" office:date-value="1966-03-17" calcext:value-type="date">
            <text:p>17/03/1966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E21]-[.D2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9A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6-03" calcext:value-type="date">
            <text:p>03/06/1966</text:p>
          </table:table-cell>
          <table:table-cell table:style-name="ce8" office:value-type="date" office:date-value="1966-06-06" calcext:value-type="date">
            <text:p>06/06/196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E22]-[.D2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0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7-18" calcext:value-type="date">
            <text:p>18/07/1966</text:p>
          </table:table-cell>
          <table:table-cell table:style-name="ce8" office:value-type="date" office:date-value="1966-07-21" calcext:value-type="date">
            <text:p>21/07/1966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E23]-[.D23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1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9-12" calcext:value-type="date">
            <text:p>12/09/1966</text:p>
          </table:table-cell>
          <table:table-cell table:style-name="ce8" office:value-type="date" office:date-value="1966-09-15" calcext:value-type="date">
            <text:p>15/09/1966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E24]-[.D24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2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11-11" calcext:value-type="date">
            <text:p>11/11/1966</text:p>
          </table:table-cell>
          <table:table-cell table:style-name="ce8" office:value-type="date" office:date-value="1966-11-15" calcext:value-type="date">
            <text:p>15/11/1966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E25]-[.D25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Mercury-Redstone 3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1-05-05" calcext:value-type="date">
            <text:p>05/05/1961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E26]-[.D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Mercury-Redstone 4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1-07-21" calcext:value-type="date">
            <text:p>21/07/196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E27]-[.D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6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02-20" calcext:value-type="date">
            <text:p>20/02/196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E28]-[.D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7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05-24" calcext:value-type="date">
            <text:p>24/05/1962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E29]-[.D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8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10-03" calcext:value-type="date">
            <text:p>03/10/1962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E30]-[.D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Mercury-Atlas 9</text:p>
          </table:table-cell>
          <table:table-cell office:value-type="string" calcext:value-type="string">
            <text:p>Mercury</text:p>
          </table:table-cell>
          <table:table-cell table:style-name="ce8" office:value-type="date" office:date-value="1963-05-15" calcext:value-type="date">
            <text:p>15/05/1963</text:p>
          </table:table-cell>
          <table:table-cell table:style-name="ce8" office:value-type="date" office:date-value="1963-05-16" calcext:value-type="date">
            <text:p>16/05/196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E31]-[.D3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henzhou 5</text:p>
          </table:table-cell>
          <table:table-cell office:value-type="string" calcext:value-type="string">
            <text:p>Shenzhou</text:p>
          </table:table-cell>
          <table:table-cell table:number-columns-repeated="2" table:style-name="ce8" office:value-type="date" office:date-value="2003-10-15" calcext:value-type="date">
            <text:p>15/10/2003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E32]-[.D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henzhou 6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05-10-12" calcext:value-type="date">
            <text:p>12/10/2005</text:p>
          </table:table-cell>
          <table:table-cell table:style-name="ce8" office:value-type="date" office:date-value="2005-10-16" calcext:value-type="date">
            <text:p>16/10/2005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E33]-[.D33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henzhou 7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08-09-25" calcext:value-type="date">
            <text:p>25/09/2008</text:p>
          </table:table-cell>
          <table:table-cell table:style-name="ce8" office:value-type="date" office:date-value="2008-09-28" calcext:value-type="date">
            <text:p>28/09/2008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E34]-[.D34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henzhou 9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2-06-16" calcext:value-type="date">
            <text:p>16/06/2012</text:p>
          </table:table-cell>
          <table:table-cell table:style-name="ce8" office:value-type="date" office:date-value="2012-06-29" calcext:value-type="date">
            <text:p>29/06/201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iangong-1</text:p>
          </table:table-cell>
          <table:table-cell table:formula="of:=[.E35]-[.D35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henzhou 10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3-06-11" calcext:value-type="date">
            <text:p>11/06/2013</text:p>
          </table:table-cell>
          <table:table-cell table:style-name="ce8" office:value-type="date" office:date-value="2013-06-26" calcext:value-type="date">
            <text:p>26/06/20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iangong-1</text:p>
          </table:table-cell>
          <table:table-cell table:formula="of:=[.E36]-[.D3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henzhou 11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6-10-16" calcext:value-type="date">
            <text:p>16/10/2016</text:p>
          </table:table-cell>
          <table:table-cell table:style-name="ce8" office:value-type="date" office:date-value="2016-11-18" calcext:value-type="date">
            <text:p>18/11/201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iangong-2</text:p>
          </table:table-cell>
          <table:table-cell table:formula="of:=[.E37]-[.D37]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TS-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1-04-12" calcext:value-type="date">
            <text:p>12/04/1981</text:p>
          </table:table-cell>
          <table:table-cell table:style-name="ce8" office:value-type="date" office:date-value="1981-04-14" calcext:value-type="date">
            <text:p>14/04/1981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E38]-[.D38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TS-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1-11-12" calcext:value-type="date">
            <text:p>12/11/1981</text:p>
          </table:table-cell>
          <table:table-cell table:style-name="ce8" office:value-type="date" office:date-value="1981-11-14" calcext:value-type="date">
            <text:p>14/11/1981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E39]-[.D39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2-03-22" calcext:value-type="date">
            <text:p>22/03/1982</text:p>
          </table:table-cell>
          <table:table-cell table:style-name="ce8" office:value-type="date" office:date-value="1982-03-30" calcext:value-type="date">
            <text:p>30/03/1982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E40]-[.D40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2-06-27" calcext:value-type="date">
            <text:p>27/06/1982</text:p>
          </table:table-cell>
          <table:table-cell table:style-name="ce8" office:value-type="date" office:date-value="1982-07-04" calcext:value-type="date">
            <text:p>04/07/1982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E41]-[.D41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2-11-11" calcext:value-type="date">
            <text:p>11/11/1982</text:p>
          </table:table-cell>
          <table:table-cell table:style-name="ce8" office:value-type="date" office:date-value="1982-11-16" calcext:value-type="date">
            <text:p>16/11/198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E42]-[.D42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04-04" calcext:value-type="date">
            <text:p>04/04/1983</text:p>
          </table:table-cell>
          <table:table-cell table:style-name="ce8" office:value-type="date" office:date-value="1983-04-09" calcext:value-type="date">
            <text:p>09/04/1983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E43]-[.D43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06-18" calcext:value-type="date">
            <text:p>18/06/1983</text:p>
          </table:table-cell>
          <table:table-cell table:style-name="ce8" office:value-type="date" office:date-value="1983-06-24" calcext:value-type="date">
            <text:p>24/06/1983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44]-[.D44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08-30" calcext:value-type="date">
            <text:p>30/08/1983</text:p>
          </table:table-cell>
          <table:table-cell table:style-name="ce8" office:value-type="date" office:date-value="1983-09-05" calcext:value-type="date">
            <text:p>05/09/1983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E45]-[.D45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11-28" calcext:value-type="date">
            <text:p>28/11/1983</text:p>
          </table:table-cell>
          <table:table-cell table:style-name="ce8" office:value-type="date" office:date-value="1983-12-08" calcext:value-type="date">
            <text:p>08/12/1983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E46]-[.D46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B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02-03" calcext:value-type="date">
            <text:p>03/02/1984</text:p>
          </table:table-cell>
          <table:table-cell table:style-name="ce8" office:value-type="date" office:date-value="1984-02-11" calcext:value-type="date">
            <text:p>11/02/1984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E47]-[.D47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C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04-06" calcext:value-type="date">
            <text:p>06/04/1984</text:p>
          </table:table-cell>
          <table:table-cell table:style-name="ce8" office:value-type="date" office:date-value="1984-04-13" calcext:value-type="date">
            <text:p>13/04/1984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E48]-[.D48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D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08-30" calcext:value-type="date">
            <text:p>30/08/1984</text:p>
          </table:table-cell>
          <table:table-cell table:style-name="ce8" office:value-type="date" office:date-value="1984-09-05" calcext:value-type="date">
            <text:p>05/09/1984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E49]-[.D49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G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10-05" calcext:value-type="date">
            <text:p>05/10/1984</text:p>
          </table:table-cell>
          <table:table-cell table:style-name="ce8" office:value-type="date" office:date-value="1984-10-13" calcext:value-type="date">
            <text:p>13/10/1984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E50]-[.D50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51-A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11-08" calcext:value-type="date">
            <text:p>08/11/1984</text:p>
          </table:table-cell>
          <table:table-cell table:style-name="ce8" office:value-type="date" office:date-value="1984-11-16" calcext:value-type="date">
            <text:p>16/11/1984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E51]-[.D51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C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1-24" calcext:value-type="date">
            <text:p>24/01/1985</text:p>
          </table:table-cell>
          <table:table-cell table:style-name="ce8" office:value-type="date" office:date-value="1985-01-27" calcext:value-type="date">
            <text:p>27/01/1985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E52]-[.D5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D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4-12" calcext:value-type="date">
            <text:p>12/04/1985</text:p>
          </table:table-cell>
          <table:table-cell table:style-name="ce8" office:value-type="date" office:date-value="1985-04-19" calcext:value-type="date">
            <text:p>19/04/1985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E53]-[.D53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B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4-29" calcext:value-type="date">
            <text:p>29/04/1985</text:p>
          </table:table-cell>
          <table:table-cell table:style-name="ce8" office:value-type="date" office:date-value="1985-05-06" calcext:value-type="date">
            <text:p>06/05/1985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E54]-[.D54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G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6-17" calcext:value-type="date">
            <text:p>17/06/1985</text:p>
          </table:table-cell>
          <table:table-cell table:style-name="ce8" office:value-type="date" office:date-value="1985-06-24" calcext:value-type="date">
            <text:p>24/06/1985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E55]-[.D55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F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7-29" calcext:value-type="date">
            <text:p>29/07/1985</text:p>
          </table:table-cell>
          <table:table-cell table:style-name="ce8" office:value-type="date" office:date-value="1985-08-06" calcext:value-type="date">
            <text:p>06/08/1985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E56]-[.D5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I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8-27" calcext:value-type="date">
            <text:p>27/08/1985</text:p>
          </table:table-cell>
          <table:table-cell table:style-name="ce8" office:value-type="date" office:date-value="1985-09-03" calcext:value-type="date">
            <text:p>03/09/1985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E57]-[.D57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J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10-03" calcext:value-type="date">
            <text:p>03/10/1985</text:p>
          </table:table-cell>
          <table:table-cell table:style-name="ce8" office:value-type="date" office:date-value="1985-10-07" calcext:value-type="date">
            <text:p>07/10/1985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E58]-[.D58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61-A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10-30" calcext:value-type="date">
            <text:p>30/10/1985</text:p>
          </table:table-cell>
          <table:table-cell table:style-name="ce8" office:value-type="date" office:date-value="1985-11-06" calcext:value-type="date">
            <text:p>06/11/1985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E59]-[.D59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61-B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11-27" calcext:value-type="date">
            <text:p>27/11/1985</text:p>
          </table:table-cell>
          <table:table-cell table:style-name="ce8" office:value-type="date" office:date-value="1985-12-03" calcext:value-type="date">
            <text:p>03/12/1985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E60]-[.D60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STS-61-C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6-01-12" calcext:value-type="date">
            <text:p>12/01/1986</text:p>
          </table:table-cell>
          <table:table-cell table:style-name="ce8" office:value-type="date" office:date-value="1986-01-18" calcext:value-type="date">
            <text:p>18/01/1986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E61]-[.D61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TS-2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8-09-29" calcext:value-type="date">
            <text:p>29/09/1988</text:p>
          </table:table-cell>
          <table:table-cell table:style-name="ce8" office:value-type="date" office:date-value="1988-10-03" calcext:value-type="date">
            <text:p>03/10/1988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E62]-[.D62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TS-2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8-12-02" calcext:value-type="date">
            <text:p>02/12/1988</text:p>
          </table:table-cell>
          <table:table-cell table:style-name="ce8" office:value-type="date" office:date-value="1988-12-06" calcext:value-type="date">
            <text:p>06/12/1988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E63]-[.D63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2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03-13" calcext:value-type="date">
            <text:p>13/03/1989</text:p>
          </table:table-cell>
          <table:table-cell table:style-name="ce8" office:value-type="date" office:date-value="1989-03-18" calcext:value-type="date">
            <text:p>18/03/1989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E64]-[.D64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05-04" calcext:value-type="date">
            <text:p>04/05/1989</text:p>
          </table:table-cell>
          <table:table-cell table:style-name="ce8" office:value-type="date" office:date-value="1989-05-08" calcext:value-type="date">
            <text:p>08/05/1989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E65]-[.D65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2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08-08" calcext:value-type="date">
            <text:p>08/08/1989</text:p>
          </table:table-cell>
          <table:table-cell table:style-name="ce8" office:value-type="date" office:date-value="1989-08-13" calcext:value-type="date">
            <text:p>13/08/1989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66]-[.D66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10-18" calcext:value-type="date">
            <text:p>18/10/1989</text:p>
          </table:table-cell>
          <table:table-cell table:style-name="ce8" office:value-type="date" office:date-value="1989-10-23" calcext:value-type="date">
            <text:p>23/10/1989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67]-[.D67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11-23" calcext:value-type="date">
            <text:p>23/11/1989</text:p>
          </table:table-cell>
          <table:table-cell table:style-name="ce8" office:value-type="date" office:date-value="1989-11-28" calcext:value-type="date">
            <text:p>28/11/1989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E68]-[.D68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01-09" calcext:value-type="date">
            <text:p>09/01/1990</text:p>
          </table:table-cell>
          <table:table-cell table:style-name="ce8" office:value-type="date" office:date-value="1990-01-20" calcext:value-type="date">
            <text:p>20/01/1990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E69]-[.D69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02-28" calcext:value-type="date">
            <text:p>28/02/1990</text:p>
          </table:table-cell>
          <table:table-cell table:style-name="ce8" office:value-type="date" office:date-value="1990-03-04" calcext:value-type="date">
            <text:p>04/03/1990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E70]-[.D70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04-24" calcext:value-type="date">
            <text:p>24/04/1990</text:p>
          </table:table-cell>
          <table:table-cell table:style-name="ce8" office:value-type="date" office:date-value="1990-04-29" calcext:value-type="date">
            <text:p>29/04/199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ubble</text:p>
          </table:table-cell>
          <table:table-cell table:formula="of:=[.E71]-[.D7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4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10-06" calcext:value-type="date">
            <text:p>06/10/1990</text:p>
          </table:table-cell>
          <table:table-cell table:style-name="ce8" office:value-type="date" office:date-value="1990-10-10" calcext:value-type="date">
            <text:p>10/10/1990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72]-[.D72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3]-[.D7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4]-[.D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3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5]-[.D7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3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6]-[.D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7]-[.D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8]-[.D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9]-[.D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0]-[.D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1]-[.D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2]-[.D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5-07" calcext:value-type="date">
            <text:p>07/05/1992</text:p>
          </table:table-cell>
          <table:table-cell table:style-name="ce8" office:value-type="date" office:date-value="1992-05-16" calcext:value-type="date">
            <text:p>16/05/1992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E83]-[.D83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4]-[.D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5]-[.D8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6]-[.D8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7]-[.D8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8]-[.D8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9]-[.D8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0]-[.D9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1]-[.D9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2]-[.D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3]-[.D9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4]-[.D9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6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Hubble</text:p>
          </table:table-cell>
          <table:table-cell table:formula="of:=[.E95]-[.D9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6]-[.D9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7]-[.D9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5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8]-[.D9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9]-[.D9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0]-[.D10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1]-[.D10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2]-[.D10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3]-[.D10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4]-[.D10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05]-[.D10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6]-[.D10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7]-[.D1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8]-[.D10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09]-[.D10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0]-[.D1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1]-[.D1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2]-[.D1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3]-[.D1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4]-[.D1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5]-[.D1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8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6]-[.D1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7]-[.D1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Hubble</text:p>
          </table:table-cell>
          <table:table-cell table:formula="of:=[.E118]-[.D1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9]-[.D1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0]-[.D1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9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1]-[.D1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2]-[.D1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3]-[.D1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4]-[.D1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8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5]-[.D1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6]-[.D1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7]-[.D1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8]-[.D1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8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29]-[.D1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9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0]-[.D1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9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31]-[.D1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10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Hubble</text:p>
          </table:table-cell>
          <table:table-cell table:formula="of:=[.E132]-[.D1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33]-[.D1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10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4]-[.D13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10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5]-[.D1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6]-[.D13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7]-[.D1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9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8]-[.D1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9]-[.D1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0]-[.D1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1]-[.D1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2]-[.D1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3]-[.D1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0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Hubble</text:p>
          </table:table-cell>
          <table:table-cell table:formula="of:=[.E144]-[.D1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5]-[.D1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6]-[.D1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7]-[.D1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8]-[.D1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TS-10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49]-[.D1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TS-11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0]-[.D1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2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1]-[.D1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1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2]-[.D1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1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3]-[.D1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1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4]-[.D1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1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5]-[.D1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2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6]-[.D1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7]-[.D1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8]-[.D1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9]-[.D1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0]-[.D1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1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1]-[.D1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Hubble</text:p>
          </table:table-cell>
          <table:table-cell table:formula="of:=[.E162]-[.D1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3]-[.D1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4]-[.D1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5]-[.D1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6]-[.D16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7]-[.D1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8]-[.D1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9]-[.D1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70]-[.D1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71]-[.D1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2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05-25" calcext:value-type="date">
            <text:p>25/05/1973</text:p>
          </table:table-cell>
          <table:table-cell table:style-name="ce8" office:value-type="date" office:date-value="1973-06-22" calcext:value-type="date">
            <text:p>22/06/197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kylab</text:p>
          </table:table-cell>
          <table:table-cell table:formula="of:=[.E172]-[.D172]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3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07-28" calcext:value-type="date">
            <text:p>28/07/1973</text:p>
          </table:table-cell>
          <table:table-cell table:style-name="ce8" office:value-type="date" office:date-value="1973-09-25" calcext:value-type="date">
            <text:p>25/09/197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kylab</text:p>
          </table:table-cell>
          <table:table-cell table:formula="of:=[.E173]-[.D173]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4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11-16" calcext:value-type="date">
            <text:p>16/11/1973</text:p>
          </table:table-cell>
          <table:table-cell table:style-name="ce8" office:value-type="date" office:date-value="1974-02-08" calcext:value-type="date">
            <text:p>08/02/197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kylab</text:p>
          </table:table-cell>
          <table:table-cell table:formula="of:=[.E174]-[.D174]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6" office:value-type="float" office:value="1967" calcext:value-type="float">
            <text:p>1967</text:p>
          </table:table-cell>
          <table:table-cell office:value-type="string" calcext:value-type="string">
            <text:p>Soyuz 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7-04-23" calcext:value-type="date">
            <text:p>23/04/1967</text:p>
          </table:table-cell>
          <table:table-cell table:style-name="ce8" office:value-type="date" office:date-value="1967-04-24" calcext:value-type="date">
            <text:p>24/04/1967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75]-[.D17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Soyuz 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8-10-26" calcext:value-type="date">
            <text:p>26/10/1968</text:p>
          </table:table-cell>
          <table:table-cell table:style-name="ce8" office:value-type="date" office:date-value="1968-10-30" calcext:value-type="date">
            <text:p>30/10/1968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E176]-[.D176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01-14" calcext:value-type="date">
            <text:p>14/01/1969</text:p>
          </table:table-cell>
          <table:table-cell table:style-name="ce8" office:value-type="date" office:date-value="1969-01-17" calcext:value-type="date">
            <text:p>17/01/1969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77]-[.D177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01-15" calcext:value-type="date">
            <text:p>15/01/1969</text:p>
          </table:table-cell>
          <table:table-cell table:style-name="ce8" office:value-type="date" office:date-value="1969-01-18" calcext:value-type="date">
            <text:p>18/01/1969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E178]-[.D178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1" calcext:value-type="date">
            <text:p>11/10/1969</text:p>
          </table:table-cell>
          <table:table-cell table:style-name="ce8" office:value-type="date" office:date-value="1969-10-16" calcext:value-type="date">
            <text:p>16/10/1969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E179]-[.D179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2" calcext:value-type="date">
            <text:p>12/10/1969</text:p>
          </table:table-cell>
          <table:table-cell table:style-name="ce8" office:value-type="date" office:date-value="1969-10-17" calcext:value-type="date">
            <text:p>17/10/1969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80]-[.D180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3" calcext:value-type="date">
            <text:p>13/10/1969</text:p>
          </table:table-cell>
          <table:table-cell table:style-name="ce8" office:value-type="date" office:date-value="1969-10-18" calcext:value-type="date">
            <text:p>18/10/1969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E181]-[.D18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70" calcext:value-type="float">
            <text:p>1970</text:p>
          </table:table-cell>
          <table:table-cell office:value-type="string" calcext:value-type="string">
            <text:p>Soyuz 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0-06-01" calcext:value-type="date">
            <text:p>01/06/1970</text:p>
          </table:table-cell>
          <table:table-cell table:style-name="ce8" office:value-type="date" office:date-value="1970-06-19" calcext:value-type="date">
            <text:p>19/06/197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E182]-[.D182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Soyuz 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1-04-22" calcext:value-type="date">
            <text:p>22/04/1971</text:p>
          </table:table-cell>
          <table:table-cell table:style-name="ce8" office:value-type="date" office:date-value="1971-04-24" calcext:value-type="date">
            <text:p>24/04/197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1</text:p>
          </table:table-cell>
          <table:table-cell table:formula="of:=[.E183]-[.D183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Soyuz 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1-06-06" calcext:value-type="date">
            <text:p>06/06/1971</text:p>
          </table:table-cell>
          <table:table-cell table:style-name="ce8" office:value-type="date" office:date-value="1971-06-29" calcext:value-type="date">
            <text:p>29/06/197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alyut 1</text:p>
          </table:table-cell>
          <table:table-cell table:formula="of:=[.E184]-[.D184]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oyuz 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3-09-27" calcext:value-type="date">
            <text:p>27/09/1973</text:p>
          </table:table-cell>
          <table:table-cell table:style-name="ce8" office:value-type="date" office:date-value="1973-09-29" calcext:value-type="date">
            <text:p>29/09/1973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E185]-[.D185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oyuz 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3-12-18" calcext:value-type="date">
            <text:p>18/12/1973</text:p>
          </table:table-cell>
          <table:table-cell table:style-name="ce8" office:value-type="date" office:date-value="1973-12-26" calcext:value-type="date">
            <text:p>26/12/1973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E186]-[.D18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7-03" calcext:value-type="date">
            <text:p>03/07/2014</text:p>
          </table:table-cell>
          <table:table-cell table:style-name="ce8" office:value-type="date" office:date-value="2014-07-19" calcext:value-type="date">
            <text:p>19/07/20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lyut 3</text:p>
          </table:table-cell>
          <table:table-cell table:formula="of:=[.E187]-[.D187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4-08-26" calcext:value-type="date">
            <text:p>26/08/1974</text:p>
          </table:table-cell>
          <table:table-cell table:style-name="ce8" office:value-type="date" office:date-value="1974-08-28" calcext:value-type="date">
            <text:p>28/08/19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3</text:p>
          </table:table-cell>
          <table:table-cell table:formula="of:=[.E188]-[.D188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4-12-02" calcext:value-type="date">
            <text:p>02/12/1974</text:p>
          </table:table-cell>
          <table:table-cell table:style-name="ce8" office:value-type="date" office:date-value="1974-12-08" calcext:value-type="date">
            <text:p>08/12/1974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89]-[.D189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1-10" calcext:value-type="date">
            <text:p>10/01/1975</text:p>
          </table:table-cell>
          <table:table-cell table:style-name="ce8" office:value-type="date" office:date-value="1975-02-09" calcext:value-type="date">
            <text:p>09/02/197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yut 4</text:p>
          </table:table-cell>
          <table:table-cell table:formula="of:=[.E190]-[.D190]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8a</text:p>
          </table:table-cell>
          <table:table-cell office:value-type="string" calcext:value-type="string">
            <text:p>Soyuz</text:p>
          </table:table-cell>
          <table:table-cell table:number-columns-repeated="2" table:style-name="ce8" office:value-type="date" office:date-value="1975-04-05" calcext:value-type="date">
            <text:p>05/04/1975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E191]-[.D19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5-24" calcext:value-type="date">
            <text:p>24/05/1975</text:p>
          </table:table-cell>
          <table:table-cell table:style-name="ce8" office:value-type="date" office:date-value="1975-07-26" calcext:value-type="date">
            <text:p>26/07/197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alyut 4</text:p>
          </table:table-cell>
          <table:table-cell table:formula="of:=[.E192]-[.D192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7-15" calcext:value-type="date">
            <text:p>15/07/1975</text:p>
          </table:table-cell>
          <table:table-cell table:style-name="ce8" office:value-type="date" office:date-value="1975-07-21" calcext:value-type="date">
            <text:p>21/07/19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pollo</text:p>
          </table:table-cell>
          <table:table-cell table:formula="of:=[.E193]-[.D193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07-06" calcext:value-type="date">
            <text:p>06/07/1976</text:p>
          </table:table-cell>
          <table:table-cell table:style-name="ce8" office:value-type="date" office:date-value="1976-08-24" calcext:value-type="date">
            <text:p>24/08/197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5</text:p>
          </table:table-cell>
          <table:table-cell table:formula="of:=[.E194]-[.D194]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09-15" calcext:value-type="date">
            <text:p>15/09/1976</text:p>
          </table:table-cell>
          <table:table-cell table:style-name="ce8" office:value-type="date" office:date-value="1976-09-23" calcext:value-type="date">
            <text:p>23/09/1976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E195]-[.D195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10-14" calcext:value-type="date">
            <text:p>14/10/1976</text:p>
          </table:table-cell>
          <table:table-cell table:style-name="ce8" office:value-type="date" office:date-value="1976-10-16" calcext:value-type="date">
            <text:p>16/10/197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5</text:p>
          </table:table-cell>
          <table:table-cell table:formula="of:=[.E196]-[.D196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02-07" calcext:value-type="date">
            <text:p>07/02/1977</text:p>
          </table:table-cell>
          <table:table-cell table:style-name="ce8" office:value-type="date" office:date-value="1977-02-25" calcext:value-type="date">
            <text:p>25/02/197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yut 5</text:p>
          </table:table-cell>
          <table:table-cell table:formula="of:=[.E197]-[.D197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10-09" calcext:value-type="date">
            <text:p>09/10/1977</text:p>
          </table:table-cell>
          <table:table-cell table:style-name="ce8" office:value-type="date" office:date-value="1977-10-11" calcext:value-type="date">
            <text:p>11/10/197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alyut 6</text:p>
          </table:table-cell>
          <table:table-cell table:formula="of:=[.E198]-[.D198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12-10" calcext:value-type="date">
            <text:p>10/12/1977</text:p>
          </table:table-cell>
          <table:table-cell table:style-name="ce8" office:value-type="date" office:date-value="1978-01-16" calcext:value-type="date">
            <text:p>16/01/197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6</text:p>
          </table:table-cell>
          <table:table-cell table:formula="of:=[.E199]-[.D199]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1-10" calcext:value-type="date">
            <text:p>10/01/1978</text:p>
          </table:table-cell>
          <table:table-cell table:style-name="ce8" office:value-type="date" office:date-value="1978-03-16" calcext:value-type="date">
            <text:p>16/03/197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6</text:p>
          </table:table-cell>
          <table:table-cell table:formula="of:=[.E200]-[.D200]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3-02" calcext:value-type="date">
            <text:p>02/03/1978</text:p>
          </table:table-cell>
          <table:table-cell table:style-name="ce8" office:value-type="date" office:date-value="1978-03-10" calcext:value-type="date">
            <text:p>10/03/197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6</text:p>
          </table:table-cell>
          <table:table-cell table:formula="of:=[.E201]-[.D201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6-15" calcext:value-type="date">
            <text:p>15/06/1978</text:p>
          </table:table-cell>
          <table:table-cell table:style-name="ce8" office:value-type="date" office:date-value="1978-09-03" calcext:value-type="date">
            <text:p>03/09/197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alyut 6</text:p>
          </table:table-cell>
          <table:table-cell table:formula="of:=[.E202]-[.D202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3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6-27" calcext:value-type="date">
            <text:p>27/06/1978</text:p>
          </table:table-cell>
          <table:table-cell table:style-name="ce8" office:value-type="date" office:date-value="1978-07-05" calcext:value-type="date">
            <text:p>05/07/197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alyut 6</text:p>
          </table:table-cell>
          <table:table-cell table:formula="of:=[.E203]-[.D203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3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8-26" calcext:value-type="date">
            <text:p>26/08/1978</text:p>
          </table:table-cell>
          <table:table-cell table:style-name="ce8" office:value-type="date" office:date-value="1978-11-02" calcext:value-type="date">
            <text:p>02/11/197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formula="of:=[.E204]-[.D204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2-25" calcext:value-type="date">
            <text:p>25/02/1979</text:p>
          </table:table-cell>
          <table:table-cell table:style-name="ce8" office:value-type="date" office:date-value="1979-06-13" calcext:value-type="date">
            <text:p>13/06/197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alyut 6</text:p>
          </table:table-cell>
          <table:table-cell table:formula="of:=[.E205]-[.D205]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4-10" calcext:value-type="date">
            <text:p>10/04/1979</text:p>
          </table:table-cell>
          <table:table-cell table:style-name="ce8" office:value-type="date" office:date-value="1979-04-12" calcext:value-type="date">
            <text:p>12/04/19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alyut 6</text:p>
          </table:table-cell>
          <table:table-cell table:formula="of:=[.E206]-[.D206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6-06" calcext:value-type="date">
            <text:p>06/06/1979</text:p>
          </table:table-cell>
          <table:table-cell table:style-name="ce8" office:value-type="date" office:date-value="1979-08-19" calcext:value-type="date">
            <text:p>19/08/197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alyut 6</text:p>
          </table:table-cell>
          <table:table-cell table:formula="of:=[.E207]-[.D207]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4-09" calcext:value-type="date">
            <text:p>09/04/1980</text:p>
          </table:table-cell>
          <table:table-cell table:style-name="ce8" office:value-type="date" office:date-value="1980-06-03" calcext:value-type="date">
            <text:p>03/06/198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formula="of:=[.E208]-[.D208]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5-26" calcext:value-type="date">
            <text:p>26/05/1980</text:p>
          </table:table-cell>
          <table:table-cell table:style-name="ce8" office:value-type="date" office:date-value="1980-07-31" calcext:value-type="date">
            <text:p>31/07/19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alyut 6</text:p>
          </table:table-cell>
          <table:table-cell table:formula="of:=[.E209]-[.D209]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T-2 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6-05" calcext:value-type="date">
            <text:p>05/06/1980</text:p>
          </table:table-cell>
          <table:table-cell table:style-name="ce8" office:value-type="date" office:date-value="1980-06-09" calcext:value-type="date">
            <text:p>09/06/198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lyut 6</text:p>
          </table:table-cell>
          <table:table-cell table:formula="of:=[.E210]-[.D210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7-23" calcext:value-type="date">
            <text:p>23/07/1980</text:p>
          </table:table-cell>
          <table:table-cell table:style-name="ce8" office:value-type="date" office:date-value="1980-10-11" calcext:value-type="date">
            <text:p>11/10/19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alyut 6</text:p>
          </table:table-cell>
          <table:table-cell table:formula="of:=[.E211]-[.D211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9-18" calcext:value-type="date">
            <text:p>18/09/1980</text:p>
          </table:table-cell>
          <table:table-cell table:style-name="ce8" office:value-type="date" office:date-value="1980-09-26" calcext:value-type="date">
            <text:p>26/09/19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lyut 6</text:p>
          </table:table-cell>
          <table:table-cell table:formula="of:=[.E212]-[.D212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T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11-27" calcext:value-type="date">
            <text:p>27/11/1980</text:p>
          </table:table-cell>
          <table:table-cell table:style-name="ce8" office:value-type="date" office:date-value="1980-12-10" calcext:value-type="date">
            <text:p>10/12/198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alyut 6</text:p>
          </table:table-cell>
          <table:table-cell table:formula="of:=[.E213]-[.D213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T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3-12" calcext:value-type="date">
            <text:p>12/03/1981</text:p>
          </table:table-cell>
          <table:table-cell table:style-name="ce8" office:value-type="date" office:date-value="1981-05-26" calcext:value-type="date">
            <text:p>26/05/198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lyut 6</text:p>
          </table:table-cell>
          <table:table-cell table:formula="of:=[.E214]-[.D214]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3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3-22" calcext:value-type="date">
            <text:p>22/03/1981</text:p>
          </table:table-cell>
          <table:table-cell table:style-name="ce8" office:value-type="date" office:date-value="1981-03-30" calcext:value-type="date">
            <text:p>30/03/19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alyut 6</text:p>
          </table:table-cell>
          <table:table-cell table:formula="of:=[.E215]-[.D215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4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5-14" calcext:value-type="date">
            <text:p>14/05/1981</text:p>
          </table:table-cell>
          <table:table-cell table:style-name="ce8" office:value-type="date" office:date-value="1981-05-22" calcext:value-type="date">
            <text:p>22/05/198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alyut 6</text:p>
          </table:table-cell>
          <table:table-cell table:formula="of:=[.E216]-[.D21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5-13" calcext:value-type="date">
            <text:p>13/05/1982</text:p>
          </table:table-cell>
          <table:table-cell table:style-name="ce8" office:value-type="date" office:date-value="1982-08-27" calcext:value-type="date">
            <text:p>27/08/198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alyut 7</text:p>
          </table:table-cell>
          <table:table-cell table:formula="of:=[.E217]-[.D217]"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6-24" calcext:value-type="date">
            <text:p>24/06/1982</text:p>
          </table:table-cell>
          <table:table-cell table:style-name="ce8" office:value-type="date" office:date-value="1982-07-02" calcext:value-type="date">
            <text:p>02/07/198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alyut 7</text:p>
          </table:table-cell>
          <table:table-cell table:formula="of:=[.E218]-[.D218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8-19" calcext:value-type="date">
            <text:p>19/08/1982</text:p>
          </table:table-cell>
          <table:table-cell table:style-name="ce8" office:value-type="date" office:date-value="1982-12-10" calcext:value-type="date">
            <text:p>10/12/198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alyut 7</text:p>
          </table:table-cell>
          <table:table-cell table:style-name="ce10" table:formula="of:=[.E219]-[.D219]"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oyuz T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3-04-20" calcext:value-type="date">
            <text:p>20/04/1983</text:p>
          </table:table-cell>
          <table:table-cell table:style-name="ce8" office:value-type="date" office:date-value="1983-04-22" calcext:value-type="date">
            <text:p>22/04/198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alyut 7</text:p>
          </table:table-cell>
          <table:table-cell table:formula="of:=[.E220]-[.D220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oyuz T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3-06-27" calcext:value-type="date">
            <text:p>27/06/1983</text:p>
          </table:table-cell>
          <table:table-cell table:style-name="ce8" office:value-type="date" office:date-value="1983-11-23" calcext:value-type="date">
            <text:p>23/11/198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lyut 7</text:p>
          </table:table-cell>
          <table:table-cell table:formula="of:=[.E221]-[.D221]"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2-08" calcext:value-type="date">
            <text:p>08/02/1984</text:p>
          </table:table-cell>
          <table:table-cell table:style-name="ce8" office:value-type="date" office:date-value="1984-04-11" calcext:value-type="date">
            <text:p>11/04/198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lyut 7</text:p>
          </table:table-cell>
          <table:table-cell table:formula="of:=[.E222]-[.D222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4-03" calcext:value-type="date">
            <text:p>03/04/1984</text:p>
          </table:table-cell>
          <table:table-cell table:style-name="ce8" office:value-type="date" office:date-value="1984-10-02" calcext:value-type="date">
            <text:p>02/10/198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alyut 7</text:p>
          </table:table-cell>
          <table:table-cell table:formula="of:=[.E223]-[.D223]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7-17" calcext:value-type="date">
            <text:p>17/07/1984</text:p>
          </table:table-cell>
          <table:table-cell table:style-name="ce8" office:value-type="date" office:date-value="1984-07-29" calcext:value-type="date">
            <text:p>29/07/198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alyut 7</text:p>
          </table:table-cell>
          <table:table-cell table:formula="of:=[.E224]-[.D224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oyuz T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5-06-06" calcext:value-type="date">
            <text:p>06/06/1985</text:p>
          </table:table-cell>
          <table:table-cell table:style-name="ce8" office:value-type="date" office:date-value="1985-09-26" calcext:value-type="date">
            <text:p>26/09/198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alyut 7</text:p>
          </table:table-cell>
          <table:table-cell table:formula="of:=[.E225]-[.D225]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oyuz T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5-09-17" calcext:value-type="date">
            <text:p>17/09/1985</text:p>
          </table:table-cell>
          <table:table-cell table:style-name="ce8" office:value-type="date" office:date-value="1985-11-21" calcext:value-type="date">
            <text:p>21/11/198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alyut 7</text:p>
          </table:table-cell>
          <table:table-cell table:formula="of:=[.E226]-[.D226]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Soyuz T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6-03-13" calcext:value-type="date">
            <text:p>13/03/1986</text:p>
          </table:table-cell>
          <table:table-cell table:style-name="ce8" office:value-type="date" office:date-value="1986-07-16" calcext:value-type="date">
            <text:p>16/07/198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7 + MIR</text:p>
          </table:table-cell>
          <table:table-cell table:formula="of:=[.E227]-[.D227]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02-05" calcext:value-type="date">
            <text:p>05/02/1987</text:p>
          </table:table-cell>
          <table:table-cell table:style-name="ce8" office:value-type="date" office:date-value="1987-07-30" calcext:value-type="date">
            <text:p>30/07/198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R</text:p>
          </table:table-cell>
          <table:table-cell table:formula="of:=[.E228]-[.D228]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07-22" calcext:value-type="date">
            <text:p>22/07/1987</text:p>
          </table:table-cell>
          <table:table-cell table:style-name="ce8" office:value-type="date" office:date-value="1987-12-29" calcext:value-type="date">
            <text:p>29/12/198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R</text:p>
          </table:table-cell>
          <table:table-cell table:formula="of:=[.E229]-[.D229]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12-21" calcext:value-type="date">
            <text:p>21/12/1987</text:p>
          </table:table-cell>
          <table:table-cell table:style-name="ce8" office:value-type="date" office:date-value="1988-06-17" calcext:value-type="date">
            <text:p>17/06/198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IR</text:p>
          </table:table-cell>
          <table:table-cell table:formula="of:=[.E230]-[.D230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06-07" calcext:value-type="date">
            <text:p>07/06/1988</text:p>
          </table:table-cell>
          <table:table-cell table:style-name="ce8" office:value-type="date" office:date-value="1988-09-07" calcext:value-type="date">
            <text:p>07/09/198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R</text:p>
          </table:table-cell>
          <table:table-cell table:formula="of:=[.E231]-[.D231]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08-29" calcext:value-type="date">
            <text:p>29/08/1988</text:p>
          </table:table-cell>
          <table:table-cell table:style-name="ce8" office:value-type="date" office:date-value="1988-12-21" calcext:value-type="date">
            <text:p>21/12/198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IR</text:p>
          </table:table-cell>
          <table:table-cell table:formula="of:=[.E232]-[.D232]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11-26" calcext:value-type="date">
            <text:p>26/11/1988</text:p>
          </table:table-cell>
          <table:table-cell table:style-name="ce8" office:value-type="date" office:date-value="1989-04-27" calcext:value-type="date">
            <text:p>27/04/198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IR</text:p>
          </table:table-cell>
          <table:table-cell table:formula="of:=[.E233]-[.D233]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oyuz TM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9-09-05" calcext:value-type="date">
            <text:p>05/09/1989</text:p>
          </table:table-cell>
          <table:table-cell table:style-name="ce8" office:value-type="date" office:date-value="1990-02-19" calcext:value-type="date">
            <text:p>19/02/199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IR</text:p>
          </table:table-cell>
          <table:table-cell table:formula="of:=[.E234]-[.D234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02-11" calcext:value-type="date">
            <text:p>11/02/1990</text:p>
          </table:table-cell>
          <table:table-cell table:style-name="ce8" office:value-type="date" office:date-value="1990-08-09" calcext:value-type="date">
            <text:p>09/08/199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IR</text:p>
          </table:table-cell>
          <table:table-cell table:formula="of:=[.E235]-[.D235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08-01" calcext:value-type="date">
            <text:p>01/08/1990</text:p>
          </table:table-cell>
          <table:table-cell table:style-name="ce8" office:value-type="date" office:date-value="1990-12-10" calcext:value-type="date">
            <text:p>10/12/199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R</text:p>
          </table:table-cell>
          <table:table-cell table:formula="of:=[.E236]-[.D236]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12-02" calcext:value-type="date">
            <text:p>02/12/1990</text:p>
          </table:table-cell>
          <table:table-cell table:style-name="ce8" office:value-type="date" office:date-value="1991-05-26" calcext:value-type="date">
            <text:p>26/05/199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formula="of:=[.E237]-[.D237]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oyuz TM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1-05-18" calcext:value-type="date">
            <text:p>18/05/1991</text:p>
          </table:table-cell>
          <table:table-cell table:style-name="ce8" office:value-type="date" office:date-value="1991-10-10" calcext:value-type="date">
            <text:p>10/10/199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formula="of:=[.E238]-[.D238]"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oyuz TM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1-10-02" calcext:value-type="date">
            <text:p>02/10/1991</text:p>
          </table:table-cell>
          <table:table-cell table:style-name="ce8" office:value-type="date" office:date-value="1992-03-25" calcext:value-type="date">
            <text:p>25/03/199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IR</text:p>
          </table:table-cell>
          <table:table-cell table:formula="of:=[.E239]-[.D239]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oyuz TM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2-03-17" calcext:value-type="date">
            <text:p>17/03/1992</text:p>
          </table:table-cell>
          <table:table-cell table:style-name="ce8" office:value-type="date" office:date-value="1992-08-10" calcext:value-type="date">
            <text:p>10/08/199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40]-[.D240]"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oyuz TM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2-07-27" calcext:value-type="date">
            <text:p>27/07/1992</text:p>
          </table:table-cell>
          <table:table-cell table:style-name="ce8" office:value-type="date" office:date-value="1993-02-01" calcext:value-type="date">
            <text:p>01/02/199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IR</text:p>
          </table:table-cell>
          <table:table-cell table:formula="of:=[.E241]-[.D241]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oyuz TM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3-01-24" calcext:value-type="date">
            <text:p>24/01/1993</text:p>
          </table:table-cell>
          <table:table-cell table:style-name="ce8" office:value-type="date" office:date-value="1993-07-22" calcext:value-type="date">
            <text:p>22/07/19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42]-[.D242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oyuz TM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3-07-01" calcext:value-type="date">
            <text:p>01/07/1993</text:p>
          </table:table-cell>
          <table:table-cell table:style-name="ce8" office:value-type="date" office:date-value="1994-01-14" calcext:value-type="date">
            <text:p>14/01/199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formula="of:=[.E243]-[.D243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01-08" calcext:value-type="date">
            <text:p>08/01/1994</text:p>
          </table:table-cell>
          <table:table-cell table:style-name="ce8" office:value-type="date" office:date-value="1994-07-09" calcext:value-type="date">
            <text:p>09/07/199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formula="of:=[.E244]-[.D244]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07-01" calcext:value-type="date">
            <text:p>01/07/1994</text:p>
          </table:table-cell>
          <table:table-cell table:style-name="ce8" office:value-type="date" office:date-value="1994-11-04" calcext:value-type="date">
            <text:p>04/11/199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formula="of:=[.E245]-[.D245]"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2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10-03" calcext:value-type="date">
            <text:p>03/10/1994</text:p>
          </table:table-cell>
          <table:table-cell table:style-name="ce8" office:value-type="date" office:date-value="1995-03-22" calcext:value-type="date">
            <text:p>22/03/199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46]-[.D246]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oyuz TM-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5-03-14" calcext:value-type="date">
            <text:p>14/03/1995</text:p>
          </table:table-cell>
          <table:table-cell table:style-name="ce8" office:value-type="date" office:date-value="1995-09-11" calcext:value-type="date">
            <text:p>11/09/199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IR</text:p>
          </table:table-cell>
          <table:table-cell table:formula="of:=[.E247]-[.D247]" office:value-type="float" office:value="181" calcext:value-type="float">
            <text:p>181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oyuz TM-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5-09-03" calcext:value-type="date">
            <text:p>03/09/1995</text:p>
          </table:table-cell>
          <table:table-cell table:style-name="ce8" office:value-type="date" office:date-value="1996-02-29" calcext:value-type="date">
            <text:p>29/02/199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IR</text:p>
          </table:table-cell>
          <table:table-cell table:formula="of:=[.E248]-[.D248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oyuz TM-2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6-02-21" calcext:value-type="date">
            <text:p>21/02/1996</text:p>
          </table:table-cell>
          <table:table-cell table:style-name="ce8" office:value-type="date" office:date-value="1996-09-02" calcext:value-type="date">
            <text:p>02/09/199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IR</text:p>
          </table:table-cell>
          <table:table-cell table:formula="of:=[.E249]-[.D249]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oyuz TM-2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6-08-17" calcext:value-type="date">
            <text:p>17/08/1996</text:p>
          </table:table-cell>
          <table:table-cell table:style-name="ce8" office:value-type="date" office:date-value="1997-03-02" calcext:value-type="date">
            <text:p>02/03/199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IR</text:p>
          </table:table-cell>
          <table:table-cell table:formula="of:=[.E250]-[.D250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oyuz TM-2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7-02-10" calcext:value-type="date">
            <text:p>10/02/1997</text:p>
          </table:table-cell>
          <table:table-cell table:style-name="ce8" office:value-type="date" office:date-value="1997-08-14" calcext:value-type="date">
            <text:p>14/08/199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51]-[.D251]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oyuz TM-2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7-08-05" calcext:value-type="date">
            <text:p>05/08/1997</text:p>
          </table:table-cell>
          <table:table-cell table:style-name="ce8" office:value-type="date" office:date-value="1998-02-19" calcext:value-type="date">
            <text:p>19/02/199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IR</text:p>
          </table:table-cell>
          <table:table-cell table:formula="of:=[.E252]-[.D252]"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oyuz TM-2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8-01-29" calcext:value-type="date">
            <text:p>29/01/1998</text:p>
          </table:table-cell>
          <table:table-cell table:style-name="ce8" office:value-type="date" office:date-value="1998-08-25" calcext:value-type="date">
            <text:p>25/08/199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formula="of:=[.E253]-[.D253]"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oyuz TM-2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8-08-13" calcext:value-type="date">
            <text:p>13/08/1998</text:p>
          </table:table-cell>
          <table:table-cell table:style-name="ce8" office:value-type="date" office:date-value="1999-02-28" calcext:value-type="date">
            <text:p>28/02/19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R</text:p>
          </table:table-cell>
          <table:table-cell table:formula="of:=[.E254]-[.D254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oyuz TM-2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9-02-20" calcext:value-type="date">
            <text:p>20/02/1999</text:p>
          </table:table-cell>
          <table:table-cell table:style-name="ce8" office:value-type="date" office:date-value="1999-08-28" calcext:value-type="date">
            <text:p>28/08/19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R</text:p>
          </table:table-cell>
          <table:table-cell table:formula="of:=[.E255]-[.D255]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oyuz TM-3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0-04-04" calcext:value-type="date">
            <text:p>04/04/2000</text:p>
          </table:table-cell>
          <table:table-cell table:style-name="ce8" office:value-type="date" office:date-value="2000-06-16" calcext:value-type="date">
            <text:p>16/06/2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IR</text:p>
          </table:table-cell>
          <table:table-cell table:formula="of:=[.E256]-[.D256]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oyuz TM-3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0-10-31" calcext:value-type="date">
            <text:p>31/10/2000</text:p>
          </table:table-cell>
          <table:table-cell table:style-name="ce8" office:value-type="date" office:date-value="2001-05-06" calcext:value-type="date">
            <text:p>06/05/200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SS</text:p>
          </table:table-cell>
          <table:table-cell table:formula="of:=[.E257]-[.D257]"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oyuz TM-3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1-04-28" calcext:value-type="date">
            <text:p>28/04/2001</text:p>
          </table:table-cell>
          <table:table-cell table:style-name="ce8" office:value-type="date" office:date-value="2001-10-31" calcext:value-type="date">
            <text:p>31/10/200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SS</text:p>
          </table:table-cell>
          <table:table-cell table:formula="of:=[.E258]-[.D258]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oyuz TM-3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1-10-21" calcext:value-type="date">
            <text:p>21/10/2001</text:p>
          </table:table-cell>
          <table:table-cell table:style-name="ce8" office:value-type="date" office:date-value="2002-05-05" calcext:value-type="date">
            <text:p>05/05/200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SS</text:p>
          </table:table-cell>
          <table:table-cell table:formula="of:=[.E259]-[.D259]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oyuz TM-3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2-04-25" calcext:value-type="date">
            <text:p>25/04/2002</text:p>
          </table:table-cell>
          <table:table-cell table:style-name="ce8" office:value-type="date" office:date-value="2002-11-10" calcext:value-type="date">
            <text:p>10/11/200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SS</text:p>
          </table:table-cell>
          <table:table-cell table:formula="of:=[.E260]-[.D260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oyuz TMA-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2-10-30" calcext:value-type="date">
            <text:p>30/10/2002</text:p>
          </table:table-cell>
          <table:table-cell table:style-name="ce8" office:value-type="date" office:date-value="2003-05-04" calcext:value-type="date">
            <text:p>04/05/200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SS</text:p>
          </table:table-cell>
          <table:table-cell table:formula="of:=[.E261]-[.D261]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oyuz TMA-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3-04-26" calcext:value-type="date">
            <text:p>26/04/2003</text:p>
          </table:table-cell>
          <table:table-cell table:style-name="ce8" office:value-type="date" office:date-value="2003-10-28" calcext:value-type="date">
            <text:p>28/10/200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SS</text:p>
          </table:table-cell>
          <table:table-cell table:formula="of:=[.E262]-[.D262]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oyuz TMA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3-10-18" calcext:value-type="date">
            <text:p>18/10/2003</text:p>
          </table:table-cell>
          <table:table-cell table:style-name="ce8" office:value-type="date" office:date-value="2004-04-30" calcext:value-type="date">
            <text:p>30/04/200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SS</text:p>
          </table:table-cell>
          <table:table-cell table:formula="of:=[.E263]-[.D263]" office:value-type="float" office:value="195" calcext:value-type="float">
            <text:p>195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oyuz TMA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4-04-19" calcext:value-type="date">
            <text:p>19/04/2004</text:p>
          </table:table-cell>
          <table:table-cell table:style-name="ce8" office:value-type="date" office:date-value="2004-10-24" calcext:value-type="date">
            <text:p>24/10/200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formula="of:=[.E264]-[.D264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oyuz TMA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4-10-14" calcext:value-type="date">
            <text:p>14/10/2004</text:p>
          </table:table-cell>
          <table:table-cell table:style-name="ce8" office:value-type="date" office:date-value="2005-04-24" calcext:value-type="date">
            <text:p>24/04/200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formula="of:=[.E265]-[.D265]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oyuz TMA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5-04-15" calcext:value-type="date">
            <text:p>15/04/2005</text:p>
          </table:table-cell>
          <table:table-cell table:style-name="ce8" office:value-type="date" office:date-value="2005-10-11" calcext:value-type="date">
            <text:p>11/10/200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SS</text:p>
          </table:table-cell>
          <table:table-cell table:formula="of:=[.E266]-[.D266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oyuz TMA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5-10-01" calcext:value-type="date">
            <text:p>01/10/2005</text:p>
          </table:table-cell>
          <table:table-cell table:style-name="ce8" office:value-type="date" office:date-value="2006-04-08" calcext:value-type="date">
            <text:p>08/04/200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formula="of:=[.E267]-[.D267]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oyuz TMA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6-03-30" calcext:value-type="date">
            <text:p>30/03/2006</text:p>
          </table:table-cell>
          <table:table-cell table:style-name="ce8" office:value-type="date" office:date-value="2006-09-29" calcext:value-type="date">
            <text:p>29/09/200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SS</text:p>
          </table:table-cell>
          <table:table-cell table:formula="of:=[.E268]-[.D268]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oyuz TMA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6-09-18" calcext:value-type="date">
            <text:p>18/09/2006</text:p>
          </table:table-cell>
          <table:table-cell table:style-name="ce8" office:value-type="date" office:date-value="2007-04-21" calcext:value-type="date">
            <text:p>21/04/200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SS</text:p>
          </table:table-cell>
          <table:table-cell table:formula="of:=[.E269]-[.D269]" office:value-type="float" office:value="215" calcext:value-type="float">
            <text:p>215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oyuz TMA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7-04-07" calcext:value-type="date">
            <text:p>07/04/2007</text:p>
          </table:table-cell>
          <table:table-cell table:style-name="ce8" office:value-type="date" office:date-value="2007-10-21" calcext:value-type="date">
            <text:p>21/10/2007</text:p>
          </table:table-cell>
          <table:table-cell/>
          <table:table-cell office:value-type="string" calcext:value-type="string">
            <text:p>ISS</text:p>
          </table:table-cell>
          <table:table-cell table:formula="of:=[.E270]-[.D270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oyuz TMA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7-10-10" calcext:value-type="date">
            <text:p>10/10/2007</text:p>
          </table:table-cell>
          <table:table-cell table:style-name="ce8" office:value-type="date" office:date-value="2008-04-19" calcext:value-type="date">
            <text:p>19/04/2008</text:p>
          </table:table-cell>
          <table:table-cell/>
          <table:table-cell office:value-type="string" calcext:value-type="string">
            <text:p>ISS</text:p>
          </table:table-cell>
          <table:table-cell table:formula="of:=[.E271]-[.D271]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oyuz TMA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8-04-08" calcext:value-type="date">
            <text:p>08/04/2008</text:p>
          </table:table-cell>
          <table:table-cell table:style-name="ce8" office:value-type="date" office:date-value="2008-10-24" calcext:value-type="date">
            <text:p>24/10/2008</text:p>
          </table:table-cell>
          <table:table-cell/>
          <table:table-cell office:value-type="string" calcext:value-type="string">
            <text:p>ISS</text:p>
          </table:table-cell>
          <table:table-cell table:formula="of:=[.E272]-[.D272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oyuz TMA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8-10-12" calcext:value-type="date">
            <text:p>12/10/2008</text:p>
          </table:table-cell>
          <table:table-cell table:style-name="ce8" office:value-type="date" office:date-value="2009-04-08" calcext:value-type="date">
            <text:p>08/04/2009</text:p>
          </table:table-cell>
          <table:table-cell/>
          <table:table-cell office:value-type="string" calcext:value-type="string">
            <text:p>ISS</text:p>
          </table:table-cell>
          <table:table-cell table:formula="of:=[.E273]-[.D273]"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3-26" calcext:value-type="date">
            <text:p>26/03/2009</text:p>
          </table:table-cell>
          <table:table-cell table:style-name="ce8" office:value-type="date" office:date-value="2009-10-11" calcext:value-type="date">
            <text:p>11/10/200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SS</text:p>
          </table:table-cell>
          <table:table-cell table:formula="of:=[.E274]-[.D274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5-27" calcext:value-type="date">
            <text:p>27/05/2009</text:p>
          </table:table-cell>
          <table:table-cell table:style-name="ce8" office:value-type="date" office:date-value="2009-12-01" calcext:value-type="date">
            <text:p>01/12/200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formula="of:=[.E275]-[.D275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9-30" calcext:value-type="date">
            <text:p>30/09/2009</text:p>
          </table:table-cell>
          <table:table-cell table:style-name="ce8" office:value-type="date" office:date-value="2010-03-18" calcext:value-type="date">
            <text:p>18/03/20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ISS</text:p>
          </table:table-cell>
          <table:table-cell table:formula="of:=[.E276]-[.D276]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12-20" calcext:value-type="date">
            <text:p>20/12/2009</text:p>
          </table:table-cell>
          <table:table-cell table:style-name="ce8" office:value-type="date" office:date-value="2010-06-02" calcext:value-type="date">
            <text:p>02/06/2010</text:p>
          </table:table-cell>
          <table:table-cell/>
          <table:table-cell office:value-type="string" calcext:value-type="string">
            <text:p>ISS</text:p>
          </table:table-cell>
          <table:table-cell table:formula="of:=[.E277]-[.D277]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04-02" calcext:value-type="date">
            <text:p>02/04/2010</text:p>
          </table:table-cell>
          <table:table-cell table:style-name="ce8" office:value-type="date" office:date-value="2010-09-25" calcext:value-type="date">
            <text:p>25/09/2010</text:p>
          </table:table-cell>
          <table:table-cell/>
          <table:table-cell office:value-type="string" calcext:value-type="string">
            <text:p>ISS</text:p>
          </table:table-cell>
          <table:table-cell table:formula="of:=[.E278]-[.D278]" office:value-type="float" office:value="176" calcext:value-type="float">
            <text:p>176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06-15" calcext:value-type="date">
            <text:p>15/06/2010</text:p>
          </table:table-cell>
          <table:table-cell table:style-name="ce8" office:value-type="date" office:date-value="2010-11-26" calcext:value-type="date">
            <text:p>26/11/2010</text:p>
          </table:table-cell>
          <table:table-cell/>
          <table:table-cell office:value-type="string" calcext:value-type="string">
            <text:p>ISS</text:p>
          </table:table-cell>
          <table:table-cell table:formula="of:=[.E279]-[.D279]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01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10-07" calcext:value-type="date">
            <text:p>07/10/2010</text:p>
          </table:table-cell>
          <table:table-cell table:style-name="ce8" office:value-type="date" office:date-value="2011-03-16" calcext:value-type="date">
            <text:p>16/03/201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SS</text:p>
          </table:table-cell>
          <table:table-cell table:formula="of:=[.E280]-[.D280]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2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12-15" calcext:value-type="date">
            <text:p>15/12/2010</text:p>
          </table:table-cell>
          <table:table-cell table:style-name="ce8" office:value-type="date" office:date-value="2011-05-24" calcext:value-type="date">
            <text:p>24/05/2011</text:p>
          </table:table-cell>
          <table:table-cell/>
          <table:table-cell office:value-type="string" calcext:value-type="string">
            <text:p>ISS</text:p>
          </table:table-cell>
          <table:table-cell table:formula="of:=[.E281]-[.D281]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04-04" calcext:value-type="date">
            <text:p>04/04/2011</text:p>
          </table:table-cell>
          <table:table-cell table:style-name="ce8" office:value-type="date" office:date-value="2011-09-16" calcext:value-type="date">
            <text:p>16/09/20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SS</text:p>
          </table:table-cell>
          <table:table-cell table:formula="of:=[.E282]-[.D282]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02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06-07" calcext:value-type="date">
            <text:p>07/06/2011</text:p>
          </table:table-cell>
          <table:table-cell table:style-name="ce8" office:value-type="date" office:date-value="2011-11-22" calcext:value-type="date">
            <text:p>22/11/2011</text:p>
          </table:table-cell>
          <table:table-cell/>
          <table:table-cell office:value-type="string" calcext:value-type="string">
            <text:p>ISS</text:p>
          </table:table-cell>
          <table:table-cell table:formula="of:=[.E283]-[.D283]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11-14" calcext:value-type="date">
            <text:p>14/11/2011</text:p>
          </table:table-cell>
          <table:table-cell table:style-name="ce8" office:value-type="date" office:date-value="2012-04-27" calcext:value-type="date">
            <text:p>27/04/2012</text:p>
          </table:table-cell>
          <table:table-cell/>
          <table:table-cell office:value-type="string" calcext:value-type="string">
            <text:p>ISS</text:p>
          </table:table-cell>
          <table:table-cell table:formula="of:=[.E284]-[.D284]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03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12-21" calcext:value-type="date">
            <text:p>21/12/2011</text:p>
          </table:table-cell>
          <table:table-cell table:style-name="ce8" office:value-type="date" office:date-value="2012-07-01" calcext:value-type="date">
            <text:p>01/07/2012</text:p>
          </table:table-cell>
          <table:table-cell/>
          <table:table-cell office:value-type="string" calcext:value-type="string">
            <text:p>ISS</text:p>
          </table:table-cell>
          <table:table-cell table:formula="of:=[.E285]-[.D285]" office:value-type="float" office:value="193" calcext:value-type="float">
            <text:p>193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4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05-15" calcext:value-type="date">
            <text:p>15/05/2012</text:p>
          </table:table-cell>
          <table:table-cell table:style-name="ce8" office:value-type="date" office:date-value="2012-09-17" calcext:value-type="date">
            <text:p>17/09/201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SS</text:p>
          </table:table-cell>
          <table:table-cell table:formula="of:=[.E286]-[.D286]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5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07-15" calcext:value-type="date">
            <text:p>15/07/2012</text:p>
          </table:table-cell>
          <table:table-cell table:style-name="ce8" office:value-type="date" office:date-value="2012-11-19" calcext:value-type="date">
            <text:p>19/11/2012</text:p>
          </table:table-cell>
          <table:table-cell/>
          <table:table-cell office:value-type="string" calcext:value-type="string">
            <text:p>ISS</text:p>
          </table:table-cell>
          <table:table-cell table:formula="of:=[.E287]-[.D287]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6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10-23" calcext:value-type="date">
            <text:p>23/10/2012</text:p>
          </table:table-cell>
          <table:table-cell table:style-name="ce8" office:value-type="date" office:date-value="2013-03-16" calcext:value-type="date">
            <text:p>16/03/2013</text:p>
          </table:table-cell>
          <table:table-cell/>
          <table:table-cell office:value-type="string" calcext:value-type="string">
            <text:p>ISS</text:p>
          </table:table-cell>
          <table:table-cell table:formula="of:=[.E288]-[.D288]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7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12-19" calcext:value-type="date">
            <text:p>19/12/2012</text:p>
          </table:table-cell>
          <table:table-cell table:style-name="ce8" office:value-type="date" office:date-value="2013-05-14" calcext:value-type="date">
            <text:p>14/05/2013</text:p>
          </table:table-cell>
          <table:table-cell/>
          <table:table-cell office:value-type="string" calcext:value-type="string">
            <text:p>ISS</text:p>
          </table:table-cell>
          <table:table-cell table:formula="of:=[.E289]-[.D289]"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08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3-28" calcext:value-type="date">
            <text:p>28/03/2013</text:p>
          </table:table-cell>
          <table:table-cell table:style-name="ce8" office:value-type="date" office:date-value="2013-09-11" calcext:value-type="date">
            <text:p>11/09/2013</text:p>
          </table:table-cell>
          <table:table-cell/>
          <table:table-cell office:value-type="string" calcext:value-type="string">
            <text:p>ISS</text:p>
          </table:table-cell>
          <table:table-cell table:formula="of:=[.E290]-[.D290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09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5-28" calcext:value-type="date">
            <text:p>28/05/2013</text:p>
          </table:table-cell>
          <table:table-cell table:style-name="ce8" office:value-type="date" office:date-value="2013-11-11" calcext:value-type="date">
            <text:p>11/11/201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SS</text:p>
          </table:table-cell>
          <table:table-cell table:formula="of:=[.E291]-[.D291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10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9-25" calcext:value-type="date">
            <text:p>25/09/2013</text:p>
          </table:table-cell>
          <table:table-cell table:style-name="ce8" office:value-type="date" office:date-value="2014-03-11" calcext:value-type="date">
            <text:p>11/03/201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ISS</text:p>
          </table:table-cell>
          <table:table-cell table:formula="of:=[.E292]-[.D292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11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11-07" calcext:value-type="date">
            <text:p>07/11/2013</text:p>
          </table:table-cell>
          <table:table-cell table:style-name="ce8" office:value-type="date" office:date-value="2014-05-14" calcext:value-type="date">
            <text:p>14/05/2014</text:p>
          </table:table-cell>
          <table:table-cell/>
          <table:table-cell office:value-type="string" calcext:value-type="string">
            <text:p>ISS</text:p>
          </table:table-cell>
          <table:table-cell table:formula="of:=[.E293]-[.D293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2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3-25" calcext:value-type="date">
            <text:p>25/03/2014</text:p>
          </table:table-cell>
          <table:table-cell table:style-name="ce8" office:value-type="date" office:date-value="2014-09-11" calcext:value-type="date">
            <text:p>11/09/2014</text:p>
          </table:table-cell>
          <table:table-cell/>
          <table:table-cell office:value-type="string" calcext:value-type="string">
            <text:p>ISS</text:p>
          </table:table-cell>
          <table:table-cell table:formula="of:=[.E294]-[.D294]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3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5-28" calcext:value-type="date">
            <text:p>28/05/2014</text:p>
          </table:table-cell>
          <table:table-cell table:style-name="ce8" office:value-type="date" office:date-value="2014-11-10" calcext:value-type="date">
            <text:p>10/11/2014</text:p>
          </table:table-cell>
          <table:table-cell/>
          <table:table-cell office:value-type="string" calcext:value-type="string">
            <text:p>ISS</text:p>
          </table:table-cell>
          <table:table-cell table:formula="of:=[.E295]-[.D295]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4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9-25" calcext:value-type="date">
            <text:p>25/09/2014</text:p>
          </table:table-cell>
          <table:table-cell table:style-name="ce8" office:value-type="date" office:date-value="2015-03-12" calcext:value-type="date">
            <text:p>12/03/201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ISS</text:p>
          </table:table-cell>
          <table:table-cell table:formula="of:=[.E296]-[.D296]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5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11-23" calcext:value-type="date">
            <text:p>23/11/2014</text:p>
          </table:table-cell>
          <table:table-cell table:style-name="ce8" office:value-type="date" office:date-value="2015-06-11" calcext:value-type="date">
            <text:p>11/06/2015</text:p>
          </table:table-cell>
          <table:table-cell/>
          <table:table-cell office:value-type="string" calcext:value-type="string">
            <text:p>ISS</text:p>
          </table:table-cell>
          <table:table-cell table:formula="of:=[.E297]-[.D297]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6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3-27" calcext:value-type="date">
            <text:p>27/03/2015</text:p>
          </table:table-cell>
          <table:table-cell table:style-name="ce8" office:value-type="date" office:date-value="2015-09-12" calcext:value-type="date">
            <text:p>12/09/2015</text:p>
          </table:table-cell>
          <table:table-cell/>
          <table:table-cell office:value-type="string" calcext:value-type="string">
            <text:p>ISS</text:p>
          </table:table-cell>
          <table:table-cell table:formula="of:=[.E298]-[.D298]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7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7-22" calcext:value-type="date">
            <text:p>22/07/2015</text:p>
          </table:table-cell>
          <table:table-cell table:style-name="ce8" office:value-type="date" office:date-value="2015-12-11" calcext:value-type="date">
            <text:p>11/12/2015</text:p>
          </table:table-cell>
          <table:table-cell/>
          <table:table-cell office:value-type="string" calcext:value-type="string">
            <text:p>ISS</text:p>
          </table:table-cell>
          <table:table-cell table:formula="of:=[.E299]-[.D299]" office:value-type="float" office:value="142" calcext:value-type="float">
            <text:p>142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8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9-02" calcext:value-type="date">
            <text:p>02/09/2015</text:p>
          </table:table-cell>
          <table:table-cell table:style-name="ce8" office:value-type="date" office:date-value="2016-03-02" calcext:value-type="date">
            <text:p>02/03/2016</text:p>
          </table:table-cell>
          <table:table-cell/>
          <table:table-cell office:value-type="string" calcext:value-type="string">
            <text:p>ISS</text:p>
          </table:table-cell>
          <table:table-cell table:formula="of:=[.E300]-[.D300]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9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12-15" calcext:value-type="date">
            <text:p>15/12/2015</text:p>
          </table:table-cell>
          <table:table-cell table:style-name="ce8" office:value-type="date" office:date-value="2016-06-18" calcext:value-type="date">
            <text:p>18/06/2016</text:p>
          </table:table-cell>
          <table:table-cell/>
          <table:table-cell office:value-type="string" calcext:value-type="string">
            <text:p>ISS</text:p>
          </table:table-cell>
          <table:table-cell table:formula="of:=[.E301]-[.D301]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TMA-20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03-18" calcext:value-type="date">
            <text:p>18/03/2016</text:p>
          </table:table-cell>
          <table:table-cell table:style-name="ce8" office:value-type="date" office:date-value="2016-09-07" calcext:value-type="date">
            <text:p>07/09/2016</text:p>
          </table:table-cell>
          <table:table-cell/>
          <table:table-cell office:value-type="string" calcext:value-type="string">
            <text:p>ISS</text:p>
          </table:table-cell>
          <table:table-cell table:formula="of:=[.E302]-[.D302]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07-07" calcext:value-type="date">
            <text:p>07/07/2016</text:p>
          </table:table-cell>
          <table:table-cell table:style-name="ce8" office:value-type="date" office:date-value="2016-10-30" calcext:value-type="date">
            <text:p>30/10/2016</text:p>
          </table:table-cell>
          <table:table-cell/>
          <table:table-cell office:value-type="string" calcext:value-type="string">
            <text:p>ISS</text:p>
          </table:table-cell>
          <table:table-cell table:formula="of:=[.E303]-[.D303]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10-19" calcext:value-type="date">
            <text:p>19/10/2016</text:p>
          </table:table-cell>
          <table:table-cell table:style-name="ce8" office:value-type="date" office:date-value="2017-04-10" calcext:value-type="date">
            <text:p>10/04/2017</text:p>
          </table:table-cell>
          <table:table-cell/>
          <table:table-cell office:value-type="string" calcext:value-type="string">
            <text:p>ISS</text:p>
          </table:table-cell>
          <table:table-cell table:formula="of:=[.E304]-[.D304]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11-17" calcext:value-type="date">
            <text:p>17/11/2016</text:p>
          </table:table-cell>
          <table:table-cell table:style-name="ce8" office:value-type="date" office:date-value="2017-06-02" calcext:value-type="date">
            <text:p>02/06/2017</text:p>
          </table:table-cell>
          <table:table-cell/>
          <table:table-cell office:value-type="string" calcext:value-type="string">
            <text:p>ISS</text:p>
          </table:table-cell>
          <table:table-cell table:formula="of:=[.E305]-[.D305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04-20" calcext:value-type="date">
            <text:p>20/04/2017</text:p>
          </table:table-cell>
          <table:table-cell table:style-name="ce8" office:value-type="date" office:date-value="2017-09-03" calcext:value-type="date">
            <text:p>03/09/2017</text:p>
          </table:table-cell>
          <table:table-cell/>
          <table:table-cell office:value-type="string" calcext:value-type="string">
            <text:p>ISS</text:p>
          </table:table-cell>
          <table:table-cell table:formula="of:=[.E306]-[.D306]"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07-28" calcext:value-type="date">
            <text:p>28/07/2017</text:p>
          </table:table-cell>
          <table:table-cell table:style-name="ce8" office:value-type="date" office:date-value="2017-12-14" calcext:value-type="date">
            <text:p>14/12/2017</text:p>
          </table:table-cell>
          <table:table-cell/>
          <table:table-cell office:value-type="string" calcext:value-type="string">
            <text:p>ISS</text:p>
          </table:table-cell>
          <table:table-cell table:formula="of:=[.E307]-[.D307]"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09-12" calcext:value-type="date">
            <text:p>12/09/2017</text:p>
          </table:table-cell>
          <table:table-cell table:style-name="ce8" office:value-type="date" office:date-value="2018-02-28" calcext:value-type="date">
            <text:p>28/02/2018</text:p>
          </table:table-cell>
          <table:table-cell/>
          <table:table-cell office:value-type="string" calcext:value-type="string">
            <text:p>ISS</text:p>
          </table:table-cell>
          <table:table-cell table:formula="of:=[.E308]-[.D308]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12-17" calcext:value-type="date">
            <text:p>17/12/2017</text:p>
          </table:table-cell>
          <table:table-cell table:style-name="ce8" office:value-type="date" office:date-value="2018-06-03" calcext:value-type="date">
            <text:p>03/06/2018</text:p>
          </table:table-cell>
          <table:table-cell/>
          <table:table-cell office:value-type="string" calcext:value-type="string">
            <text:p>ISS</text:p>
          </table:table-cell>
          <table:table-cell table:formula="of:=[.E309]-[.D309]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0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8-03-21" calcext:value-type="date">
            <text:p>21/03/2018</text:p>
          </table:table-cell>
          <table:table-cell table:style-name="ce8" office:value-type="date" office:date-value="2018-10-04" calcext:value-type="date">
            <text:p>04/10/2018</text:p>
          </table:table-cell>
          <table:table-cell/>
          <table:table-cell office:value-type="string" calcext:value-type="string">
            <text:p>ISS</text:p>
          </table:table-cell>
          <table:table-cell table:formula="of:=[.E310]-[.D310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0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8-06-06" calcext:value-type="date">
            <text:p>06/06/2018</text:p>
          </table:table-cell>
          <table:table-cell table:style-name="ce8" office:value-type="date" office:date-value="2018-12-20" calcext:value-type="date">
            <text:p>20/12/2018</text:p>
          </table:table-cell>
          <table:table-cell/>
          <table:table-cell office:value-type="string" calcext:value-type="string">
            <text:p>ISS</text:p>
          </table:table-cell>
          <table:table-cell table:formula="of:=[.E311]-[.D311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8-12-03" calcext:value-type="date">
            <text:p>03/12/2018</text:p>
          </table:table-cell>
          <table:table-cell table:style-name="ce8" office:value-type="date" office:date-value="2019-06-25" calcext:value-type="date">
            <text:p>25/06/2019</text:p>
          </table:table-cell>
          <table:table-cell/>
          <table:table-cell office:value-type="string" calcext:value-type="string">
            <text:p>ISS</text:p>
          </table:table-cell>
          <table:table-cell table:formula="of:=[.E312]-[.D312]" office:value-type="float" office:value="204" calcext:value-type="float">
            <text:p>204</text:p>
          </table:table-cell>
          <table:table-cell table:number-columns-repeated="1016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9-03-14" calcext:value-type="date">
            <text:p>14/03/2019</text:p>
          </table:table-cell>
          <table:table-cell table:style-name="ce8" office:value-type="date" office:date-value="2019-10-03" calcext:value-type="date">
            <text:p>03/10/2019</text:p>
          </table:table-cell>
          <table:table-cell/>
          <table:table-cell office:value-type="string" calcext:value-type="string">
            <text:p>ISS</text:p>
          </table:table-cell>
          <table:table-cell table:formula="of:=[.E313]-[.D313]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9-07-20" calcext:value-type="date">
            <text:p>20/07/2019</text:p>
          </table:table-cell>
          <table:table-cell table:style-name="ce8" office:value-type="date" office:date-value="2020-02-06" calcext:value-type="date">
            <text:p>06/02/2020</text:p>
          </table:table-cell>
          <table:table-cell/>
          <table:table-cell office:value-type="string" calcext:value-type="string">
            <text:p>ISS</text:p>
          </table:table-cell>
          <table:table-cell table:formula="of:=[.E314]-[.D314]" office:value-type="float" office:value="201" calcext:value-type="float">
            <text:p>201</text:p>
          </table:table-cell>
          <table:table-cell table:number-columns-repeated="1016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8" office:value-type="date" office:date-value="2020-04-17" calcext:value-type="date">
            <text:p>17/04/2020</text:p>
          </table:table-cell>
          <table:table-cell/>
          <table:table-cell office:value-type="string" calcext:value-type="string">
            <text:p>ISS</text:p>
          </table:table-cell>
          <table:table-cell table:formula="of:=[.E315]-[.D315]" office:value-type="float" office:value="205" calcext:value-type="float">
            <text:p>205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oyuz MS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20-04-09" calcext:value-type="date">
            <text:p>09/04/2020</text:p>
          </table:table-cell>
          <table:table-cell table:style-name="ce8" office:value-type="date" office:date-value="2020-10-22" calcext:value-type="date">
            <text:p>22/10/2020</text:p>
          </table:table-cell>
          <table:table-cell/>
          <table:table-cell office:value-type="string" calcext:value-type="string">
            <text:p>ISS</text:p>
          </table:table-cell>
          <table:table-cell table:formula="of:=[.E316]-[.D316]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oyuz MS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20-10-14" calcext:value-type="date">
            <text:p>14/10/2020</text:p>
          </table:table-cell>
          <table:table-cell table:style-name="ce8"/>
          <table:table-cell/>
          <table:table-cell office:value-type="string" calcext:value-type="string">
            <text:p>ISS</text:p>
          </table:table-cell>
          <table:table-cell table:formula="of:=[.E317]-[.D317]" office:value-type="float" office:value="-44118" calcext:value-type="float">
            <text:p>-44118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5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06-21" calcext:value-type="date">
            <text:p>21/06/200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318]-[.D3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6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06-29" calcext:value-type="date">
            <text:p>29/06/200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E319]-[.D3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7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10-04" calcext:value-type="date">
            <text:p>04/10/200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320]-[.D3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4" calcext:value-type="float">
            <text:p>1964</text:p>
          </table:table-cell>
          <table:table-cell office:value-type="string" calcext:value-type="string">
            <text:p>Voskhod 1</text:p>
          </table:table-cell>
          <table:table-cell office:value-type="string" calcext:value-type="string">
            <text:p>Voskhod</text:p>
          </table:table-cell>
          <table:table-cell table:style-name="ce8" office:value-type="date" office:date-value="1964-10-12" calcext:value-type="date">
            <text:p>12/10/1964</text:p>
          </table:table-cell>
          <table:table-cell table:style-name="ce8" office:value-type="date" office:date-value="1964-10-13" calcext:value-type="date">
            <text:p>13/10/196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E321]-[.D32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Voskhod 2</text:p>
          </table:table-cell>
          <table:table-cell office:value-type="string" calcext:value-type="string">
            <text:p>Voskhod</text:p>
          </table:table-cell>
          <table:table-cell table:style-name="ce8" office:value-type="date" office:date-value="1965-03-18" calcext:value-type="date">
            <text:p>18/03/1965</text:p>
          </table:table-cell>
          <table:table-cell table:style-name="ce8" office:value-type="date" office:date-value="1965-03-19" calcext:value-type="date">
            <text:p>19/03/1965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E322]-[.D32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Vostok 1</text:p>
          </table:table-cell>
          <table:table-cell office:value-type="string" calcext:value-type="string">
            <text:p>Vostok</text:p>
          </table:table-cell>
          <table:table-cell table:number-columns-repeated="2" table:style-name="ce8" office:value-type="date" office:date-value="1961-04-12" calcext:value-type="date">
            <text:p>12/04/196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E323]-[.D3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Vostok 2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1-08-06" calcext:value-type="date">
            <text:p>06/08/1961</text:p>
          </table:table-cell>
          <table:table-cell table:style-name="ce8" office:value-type="date" office:date-value="1961-08-07" calcext:value-type="date">
            <text:p>07/08/1961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E324]-[.D32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Vostok 3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2-08-11" calcext:value-type="date">
            <text:p>11/08/1962</text:p>
          </table:table-cell>
          <table:table-cell table:style-name="ce8" office:value-type="date" office:date-value="1962-08-15" calcext:value-type="date">
            <text:p>15/08/1962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E325]-[.D325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Vostok 4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2-08-12" calcext:value-type="date">
            <text:p>12/08/1962</text:p>
          </table:table-cell>
          <table:table-cell table:style-name="ce8" office:value-type="date" office:date-value="1962-08-15" calcext:value-type="date">
            <text:p>15/08/1962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E326]-[.D326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Vostok 5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3-06-14" calcext:value-type="date">
            <text:p>14/06/1963</text:p>
          </table:table-cell>
          <table:table-cell table:style-name="ce8" office:value-type="date" office:date-value="1963-06-19" calcext:value-type="date">
            <text:p>19/06/1963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E327]-[.D327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Vostok 6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3-06-16" calcext:value-type="date">
            <text:p>16/06/1963</text:p>
          </table:table-cell>
          <table:table-cell table:style-name="ce8" office:value-type="date" office:date-value="1963-06-19" calcext:value-type="date">
            <text:p>19/06/1963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E328]-[.D328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X-15 Flight 90</text:p>
          </table:table-cell>
          <table:table-cell office:value-type="string" calcext:value-type="string">
            <text:p>X-15</text:p>
          </table:table-cell>
          <table:table-cell table:number-columns-repeated="2" table:style-name="ce8" office:value-type="date" office:date-value="1963-07-19" calcext:value-type="date">
            <text:p>19/07/1963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329]-[.D3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X-15 Flight 91</text:p>
          </table:table-cell>
          <table:table-cell office:value-type="string" calcext:value-type="string">
            <text:p>X-15</text:p>
          </table:table-cell>
          <table:table-cell table:number-columns-repeated="2" table:style-name="ce8" office:value-type="date" office:date-value="1963-08-22" calcext:value-type="date">
            <text:p>22/08/1963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E330]-[.D330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uc.A2:truc.F330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09:01:15.639718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4T13:46:31.379361470</dc:date>
    <meta:editing-duration>P1DT8H28M53S</meta:editing-duration>
    <meta:editing-cycles>33</meta:editing-cycles>
    <meta:generator>LibreOffice/6.4.6.2$Linux_X86_64 LibreOffice_project/40$Build-2</meta:generator>
    <meta:document-statistic meta:table-count="1" meta:cell-count="2164" meta:object-count="0"/>
  </office:meta>
</office:document-meta>
</file>